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1000000E134BE2FE9.png" manifest:media-type="image/png"/>
  <manifest:file-entry manifest:full-path="Pictures/10000001000000E1000000E1F329BFDB.png" manifest:media-type="image/png"/>
  <manifest:file-entry manifest:full-path="Pictures/10000001000001F4000001F4F27AAB6C.png" manifest:media-type="image/png"/>
  <manifest:file-entry manifest:full-path="Pictures/100000010000023A0000023ACD9B3143.png" manifest:media-type="image/png"/>
  <manifest:file-entry manifest:full-path="Pictures/10000001000003E800000297DFAD91F9.png" manifest:media-type="image/png"/>
  <manifest:file-entry manifest:full-path="Pictures/10000001000005DC000005DCFD3A81E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5cm, 0cm, 2.541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4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16cm, 0cm, 2.475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68cm" svg:height="3.968cm" svg:x="10.367cm" svg:y="21.955cm">
          <draw:image xlink:href="Pictures/10000001000000E1000000E134BE2FE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8.818cm" svg:height="4.126cm" svg:x="5.834cm" svg:y="5.129cm">
          <draw:image xlink:href="Pictures/10000001000001F4000001F4F27AAB6C.png" xlink:type="simple" xlink:show="embed" xlink:actuate="onLoad" draw:mime-type="image/png">
            <text:p/>
          </draw:image>
        </draw:frame>
        <draw:frame draw:style-name="gr3" draw:text-style-name="P1" draw:layer="layout" svg:width="7.181cm" svg:height="6.032cm" svg:x="7.509cm" svg:y="9.89cm">
          <draw:image xlink:href="Pictures/10000001000000E1000000E1F329BFDB.png" xlink:type="simple" xlink:show="embed" xlink:actuate="onLoad" draw:mime-type="image/png">
            <text:p/>
          </draw:image>
        </draw:frame>
        <draw:frame draw:style-name="gr1" draw:text-style-name="P1" draw:layer="layout" svg:width="6.821cm" svg:height="6.821cm" svg:x="7.985cm" svg:y="17.991cm">
          <draw:image xlink:href="Pictures/100000010000023A0000023ACD9B314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1" draw:layer="layout" svg:width="12.271cm" svg:height="5.08cm" svg:x="4.921cm" svg:y="6.08cm">
          <draw:image xlink:href="Pictures/10000001000003E800000297DFAD91F9.png" xlink:type="simple" xlink:show="embed" xlink:actuate="onLoad" draw:mime-type="image/png">
            <text:p/>
          </draw:image>
        </draw:frame>
        <draw:frame draw:style-name="gr5" draw:text-style-name="P3" draw:layer="layout" svg:width="6.35cm" svg:height="1.27cm" svg:x="7.667cm" svg:y="4.81cm">
          <draw:text-box>
            <text:p text:style-name="P2"><text:span text:style-name="T1">NIC</text:span></text:p>
          </draw:text-box>
        </draw:frame>
        <draw:frame draw:style-name="gr1" draw:text-style-name="P1" draw:layer="layout" svg:width="5.619cm" svg:height="5.619cm" svg:x="8.302cm" svg:y="16.018cm">
          <draw:image xlink:href="Pictures/10000001000005DC000005DCFD3A81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01:08:01.306302500</meta:creation-date>
    <dc:date>2025-08-03T01:29:32.310439900</dc:date>
    <meta:editing-duration>PT10M13S</meta:editing-duration>
    <meta:editing-cycles>2</meta:editing-cycles>
    <meta:generator>LibreOffice/25.8.0.1$Windows_X86_64 LibreOffice_project/127f2cf27c25aaac008a1045ebfed22015cb3064</meta:generator>
    <meta:print-date>2025-08-03T01:29:12.126431300</meta:print-date>
    <meta:document-statistic meta:object-count="7"/>
  </office:meta>
</office:document-meta>
</file>